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663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. Actividade</text:span><text:line-break/>Identificador (PK)<text:line-break/>Nome<text:line-break/>Data_ini<text:line-break/>Data_fin<text:line-break/>Num_prazas<text:line-break/>Prezo<text:line-break/>Observacions</text:p>
      <text:p text:style-name="Standard"/>
      <text:p text:style-name="P1"><text:span text:style-name="T2">2. Aula</text:span><text:line-break/>Numero (PK)<text:line-break/>Descripcion<text:line-break/>Superficie<text:line-break/>Estado</text:p>
      <text:p text:style-name="P1"/>
      <text:p text:style-name="P1"><text:span text:style-name="T2">3. Profesorado</text:span><text:line-break/>Numero (PK)<text:line-break/>NIF (Unique)<text:line-break/>NSS<text:line-break/>Nome<text:line-break/>Ape1<text:line-break/>Ape2<text:line-break/>Tipo_via_enderezo<text:line-break/>Nome_via_enderezo<text:line-break/>Num_casa_enderezo<text:line-break/>Piso_enderezo<text:line-break/>Localidade_enderezo<text:line-break/>Cod_postal_enderezo<text:line-break/>Telefono_fixo<text:line-break/>Telefono_mobil<text:line-break/>Salario_mes<text:line-break/>Cargo</text:p>
      <text:p text:style-name="P1"/>
      <text:p text:style-name="P1"><text:span text:style-name="T2">4. Empregado</text:span><text:line-break/>Numero (PK, FK → Profesorado.Numero)<text:line-break/>Horas_extras</text:p>
      <text:p text:style-name="P1"/>
      <text:p text:style-name="P1"><text:span text:style-name="T2">5. Administrativo</text:span><text:line-break/>Numero (PK, FK → Empregado.Numero)</text:p>
      <text:p text:style-name="P1"/>
      <text:p text:style-name="P1"><text:span text:style-name="T2">6. Provincia</text:span><text:line-break/>Cod_provincia (PK)<text:line-break/>Nome</text:p>
      <text:p text:style-name="P1"/>
      <text:p text:style-name="P1"><text:span text:style-name="T2">7. Cota</text:span><text:line-break/>Codigo (PK)<text:line-break/>Nome<text:line-break/>Importe</text:p>
      <text:p text:style-name="P1"/>
      <text:p text:style-name="P1"><text:span text:style-name="T2">8. Socio</text:span><text:line-break/>Numero (PK)<text:line-break/>NIF (Unique)<text:line-break/><text:soft-page-break/>NSS<text:line-break/>Nome<text:line-break/>Ape1<text:line-break/>Ape2<text:line-break/>Telefono1<text:line-break/>Telefono2<text:line-break/>Data_nac<text:line-break/>Tipo_via_enderezo<text:line-break/>Nome_via_enderezo<text:line-break/>Num_casa_enderezo<text:line-break/>Piso_enderezo<text:line-break/>Localidade_enderezo<text:line-break/>Cod_postal_enderezo (FK → Provincia.Cod_provincia)<text:line-break/>Tipo<text:line-break/>Profesion<text:line-break/><text:line-break/><text:span text:style-name="T2">9. Imparte (Profesorado - Actividade)</text:span><text:line-break/>Numero (PK, FK → Profesorado.Numero)<text:line-break/>Identificador (PK, FK → Actividade.Identificador)</text:p>
      <text:p text:style-name="P1"/>
      <text:p text:style-name="P1"><text:span text:style-name="T2">10. Cursa (Socio - Actividade)</text:span><text:line-break/>Numero (PK, FK → Socio.Numero)<text:line-break/>Identificador (PK, FK → Actividade.Identificador)</text:p>
      <text:p text:style-name="P1"/>
      <text:p text:style-name="P1"><text:span text:style-name="T2">11. Realiza (Socio - Aula? o Actividade?)</text:span><text:line-break/>Numero (PK, FK → Socio.Numero)<text:line-break/>Numero_Aula (PK, FK → Aula.Numero) (Si la relación es con Aula, si es con Actividade habría que cambiarla)</text:p>
      <text:p text:style-name="P1"><text:line-break/><text:span text:style-name="T7">12. Paga (Socio - Cota)</text:span><text:line-break/>Numero (PK, FK → Socio.Numero)<text:line-break/>Codigo (PK, FK → Cota.Codigo)<text:line-break/>Estado (Abonada/Pagada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0:21:11.538000000</meta:creation-date>
    <dc:date>2025-02-06T10:27:47.899000000</dc:date>
    <meta:editing-duration>PT6M36S</meta:editing-duration>
    <meta:editing-cycles>1</meta:editing-cycles>
    <meta:document-statistic meta:table-count="0" meta:image-count="0" meta:object-count="0" meta:page-count="2" meta:paragraph-count="11" meta:word-count="164" meta:character-count="1289" meta:non-whitespace-character-count="1134"/>
    <meta:generator>LibreOffice/24.2.4.2$Windows_X86_64 LibreOffice_project/51a6219feb6075d9a4c46691dcfe0cd9c4fff3c2</meta:generator>
  </office:meta>
</office:document-meta>
</file>